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ookman Old Style" svg:font-family="'Bookman Old Style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MS PGothic" svg:font-family="'MS PGothic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inherit" svg:font-family="inherit" style:font-family-generic="roman" style:font-pitch="variable"/>
  </office:font-face-decls>
  <office:automatic-styles>
    <style:style style:name="P1" style:family="paragraph" style:parent-style-name="Standard">
      <style:text-properties officeooo:paragraph-rsid="0010760f"/>
    </style:style>
    <style:style style:name="P2" style:family="paragraph" style:parent-style-name="Standard">
      <style:text-properties officeooo:paragraph-rsid="0012261c"/>
    </style:style>
    <style:style style:name="P3" style:family="paragraph" style:parent-style-name="Default_20_Drawing_20_Style">
      <style:paragraph-properties fo:margin-left="1.27cm" fo:margin-right="0cm" fo:line-height="150%" fo:text-indent="-1.258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" style:family="paragraph" style:parent-style-name="Default_20_Drawing_20_Style">
      <style:paragraph-properties fo:margin-left="1.27cm" fo:margin-right="0cm" fo:line-height="150%" fo:text-indent="-1.258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officeooo:paragraph-rsid="0012261c"/>
    </style:style>
    <style:style style:name="P5" style:family="paragraph" style:parent-style-name="Default_20_Drawing_20_Style">
      <loext:graphic-properties draw:fill="solid" draw:fill-color="#f7f7f7"/>
      <style:paragraph-properties fo:margin-left="1.27cm" fo:margin-right="0cm" fo:margin-top="0.494cm" fo:margin-bottom="0.494cm" style:contextual-spacing="false" fo:line-height="150%" fo:text-indent="-1.258cm" style:auto-text-indent="false" fo:background-color="#f7f7f7" fo:padding="0.635cm" fo:border="0.74pt solid #eaeaea" style:shadow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officeooo:paragraph-rsid="0019a693"/>
    </style:style>
    <style:style style:name="P6" style:family="paragraph" style:parent-style-name="HTML_20_Preformatted">
      <loext:graphic-properties draw:fill="solid" draw:fill-color="#f7f7f7"/>
      <style:paragraph-properties fo:margin-left="1.27cm" fo:margin-right="0cm" fo:margin-top="0.494cm" fo:margin-bottom="0.494cm" style:contextual-spacing="false" fo:line-height="150%" fo:text-indent="-1.258cm" style:auto-text-indent="false" fo:background-color="#f7f7f7" fo:padding="0.635cm" fo:border="0.74pt solid #eaeaea" style:shadow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officeooo:paragraph-rsid="0019a693"/>
    </style:style>
    <style:style style:name="P7" style:family="paragraph" style:parent-style-name="Standard">
      <loext:graphic-properties draw:fill="solid" draw:fill-color="#f7f7f7"/>
      <style:paragraph-properties fo:margin-left="1.27cm" fo:margin-right="0cm" fo:margin-top="0.494cm" fo:margin-bottom="0.494cm" style:contextual-spacing="false" fo:line-height="150%" fo:text-indent="-1.258cm" style:auto-text-indent="false" fo:background-color="#f7f7f7" fo:padding="0.635cm" fo:border="0.74pt solid #eaeaea" style:shadow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officeooo:paragraph-rsid="0019a693"/>
    </style:style>
    <style:style style:name="P8" style:family="paragraph" style:parent-style-name="Default_20_Drawing_20_Style">
      <style:paragraph-properties fo:margin-left="0cm" fo:margin-right="0cm" fo:line-height="12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4pt" style:font-size-asian="24pt" style:font-size-complex="12pt"/>
    </style:style>
    <style:style style:name="P9" style:family="paragraph" style:parent-style-name="Default_20_Drawing_20_Style">
      <style:paragraph-properties fo:margin-left="0cm" fo:margin-right="0cm" fo:line-height="12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4pt" officeooo:paragraph-rsid="001c1467" style:font-size-asian="24pt" style:font-size-complex="12pt"/>
    </style:style>
    <style:style style:name="P10" style:family="paragraph" style:parent-style-name="Default_20_Drawing_20_Style">
      <style:paragraph-properties fo:margin-left="0cm" fo:margin-right="0cm" fo:line-height="12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4pt" officeooo:rsid="001c1467" officeooo:paragraph-rsid="001c1467" style:font-size-asian="24pt" style:font-size-complex="12pt"/>
    </style:style>
    <style:style style:name="P11" style:family="paragraph" style:parent-style-name="Default_20_Drawing_20_Style">
      <loext:graphic-properties draw:fill="solid" draw:fill-color="#f7f7f7"/>
      <style:paragraph-properties fo:margin-left="0cm" fo:margin-right="0cm" fo:margin-top="0.494cm" fo:margin-bottom="0.494cm" style:contextual-spacing="false" fo:line-height="100%" fo:text-indent="0cm" style:auto-text-indent="false" fo:background-color="#f7f7f7" fo:padding="0.635cm" fo:border="0.74pt solid #eaeaea" style:shadow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officeooo:paragraph-rsid="0019a693"/>
    </style:style>
    <style:style style:name="P12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officeooo:paragraph-rsid="001c1467"/>
    </style:style>
    <style:style style:name="P13" style:family="paragraph" style:parent-style-name="Default_20_Drawing_20_Style">
      <style:paragraph-properties fo:margin-left="0cm" fo:margin-right="0cm" fo:line-height="15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0pt" style:font-size-asian="20pt" style:font-size-complex="12pt"/>
    </style:style>
    <style:style style:name="P14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8pt" style:font-size-asian="18pt" style:font-size-complex="12pt"/>
    </style:style>
    <style:style style:name="P15" style:family="paragraph" style:parent-style-name="Default_20_Drawing_20_Style">
      <style:paragraph-properties fo:margin-left="0cm" fo:margin-right="0cm" fo:line-height="12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8pt" style:font-size-asian="18pt" style:font-size-complex="12pt"/>
    </style:style>
    <style:style style:name="P16" style:family="paragraph" style:parent-style-name="Default_20_Drawing_20_Style">
      <style:paragraph-properties fo:margin-left="0cm" fo:margin-right="0cm" fo:line-height="12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8pt" style:font-size-asian="20pt" style:font-size-complex="12pt"/>
    </style:style>
    <style:style style:name="P17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style:font-size-asian="18pt" style:font-size-complex="12pt"/>
    </style:style>
    <style:style style:name="P18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officeooo:paragraph-rsid="001c1467" style:font-size-asian="18pt" style:font-size-complex="12pt"/>
    </style:style>
    <style:style style:name="P19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style:font-size-asian="24pt" style:font-size-complex="12pt"/>
    </style:style>
    <style:style style:name="P20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officeooo:paragraph-rsid="001c1467" style:font-size-asian="24pt" style:font-size-complex="12pt"/>
    </style:style>
    <style:style style:name="P21" style:family="paragraph" style:parent-style-name="Default_20_Drawing_20_Style">
      <style:paragraph-properties fo:margin-left="0cm" fo:margin-right="0cm" fo:line-height="15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4pt" style:font-size-asian="25pt" style:font-size-complex="12pt"/>
    </style:style>
    <style:style style:name="P22" style:family="paragraph" style:parent-style-name="Default_20_Drawing_20_Style">
      <style:paragraph-properties fo:margin-left="0cm" fo:margin-right="0cm" fo:line-height="15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4pt" style:font-size-asian="18pt" style:font-size-complex="12pt"/>
    </style:style>
    <style:style style:name="P23" style:family="paragraph" style:parent-style-name="Default_20_Drawing_20_Style">
      <style:paragraph-properties fo:margin-left="0cm" fo:margin-right="0cm" fo:line-height="15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2pt" officeooo:rsid="0019a693" officeooo:paragraph-rsid="0019a693" style:font-size-asian="20pt" style:font-size-complex="12pt"/>
    </style:style>
    <style:style style:name="P24" style:family="paragraph" style:parent-style-name="HTML_20_Preformatted">
      <loext:graphic-properties draw:fill="solid" draw:fill-color="#f7f7f7"/>
      <style:paragraph-properties fo:margin-top="0.494cm" fo:margin-bottom="0.494cm" style:contextual-spacing="false" fo:background-color="#f7f7f7" fo:padding="0.635cm" fo:border="0.74pt solid #eaeaea" style:shadow="none"/>
      <style:text-properties officeooo:paragraph-rsid="0019a693"/>
    </style:style>
    <style:style style:name="P25" style:family="paragraph" style:parent-style-name="Standard">
      <style:text-properties officeooo:paragraph-rsid="0018a303"/>
    </style:style>
    <style:style style:name="P26" style:family="paragraph" style:parent-style-name="Standard">
      <style:text-properties officeooo:rsid="0019a693"/>
    </style:style>
    <style:style style:name="P27" style:family="paragraph" style:parent-style-name="Standard">
      <style:text-properties officeooo:rsid="0019a693" officeooo:paragraph-rsid="0019a693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0000" loext:opacity="100%" style:font-name="Bookman Old Style" fo:font-size="2pt" officeooo:rsid="0019a693" officeooo:paragraph-rsid="0019a693" style:font-size-asian="20pt" style:font-size-complex="12pt"/>
    </style:style>
    <style:style style:name="P29" style:family="paragraph" style:parent-style-name="Standard">
      <style:paragraph-properties fo:margin-left="0cm" fo:margin-right="0cm" fo:line-height="12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ff" loext:opacity="100%" style:font-name="Bookman Old Style" fo:font-size="14pt" officeooo:paragraph-rsid="001c1467" style:font-size-asian="24pt" style:font-size-complex="12pt"/>
    </style:style>
    <style:style style:name="P30" style:family="paragraph" style:parent-style-name="Default_20_Drawing_20_Style">
      <style:paragraph-properties fo:margin-left="0cm" fo:margin-right="0cm" fo:line-height="15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ff" loext:opacity="100%" style:font-name="Bookman Old Style" fo:font-size="10pt" style:font-size-asian="20pt" style:font-size-complex="12pt"/>
    </style:style>
    <style:style style:name="P31" style:family="paragraph" style:parent-style-name="Default_20_Drawing_20_Style">
      <style:paragraph-properties fo:margin-left="0cm" fo:margin-right="0cm" fo:line-height="15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ff" loext:opacity="100%" style:font-name="Bookman Old Style" fo:font-size="10pt" officeooo:rsid="0019a693" officeooo:paragraph-rsid="0019a693" style:font-size-asian="20pt" style:font-size-complex="12pt"/>
    </style:style>
    <style:style style:name="P32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ff" loext:opacity="100%" style:font-name="Bookman Old Style" fo:font-size="10pt" officeooo:rsid="0019a693" officeooo:paragraph-rsid="0019a693" style:font-size-asian="20pt" style:font-size-complex="12pt"/>
    </style:style>
    <style:style style:name="P33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ff" loext:opacity="100%" style:font-name="Bookman Old Style" fo:font-size="10pt" officeooo:paragraph-rsid="001c1467" style:font-size-asian="22pt" style:font-size-complex="12pt"/>
    </style:style>
    <style:style style:name="P34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ff" loext:opacity="100%" style:font-name="Bookman Old Style" fo:font-size="16pt" officeooo:rsid="0019a693" officeooo:paragraph-rsid="0019a693" style:font-size-asian="36pt" style:font-size-complex="12pt"/>
    </style:style>
    <style:style style:name="P35" style:family="paragraph" style:parent-style-name="Default_20_Drawing_20_Style">
      <style:paragraph-properties fo:margin-left="0cm" fo:margin-right="0cm" fo:line-height="15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ff" loext:opacity="100%" style:font-name="Bookman Old Style" fo:font-size="11pt" style:font-size-asian="25pt" style:font-size-complex="12pt"/>
    </style:style>
    <style:style style:name="P36" style:family="paragraph" style:parent-style-name="Default_20_Drawing_20_Style">
      <style:paragraph-properties fo:margin-left="1.27cm" fo:margin-right="0cm" fo:line-height="150%" fo:text-indent="-1.258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ff" loext:opacity="100%" style:font-name="Bookman Old Style" fo:font-size="14pt" style:font-size-asian="24pt" style:font-size-complex="12pt"/>
    </style:style>
    <style:style style:name="P37" style:family="paragraph" style:parent-style-name="Default_20_Drawing_20_Style">
      <style:paragraph-properties fo:margin-left="0cm" fo:margin-right="0cm" fo:line-height="12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ff" loext:opacity="100%" style:font-name="Bookman Old Style" fo:font-size="14pt" style:font-size-asian="24pt" style:font-size-complex="12pt"/>
    </style:style>
    <style:style style:name="P38" style:family="paragraph" style:parent-style-name="Default_20_Drawing_20_Style">
      <style:paragraph-properties fo:margin-left="0cm" fo:margin-right="0cm" fo:line-height="12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ff" loext:opacity="100%" style:font-name="Bookman Old Style" fo:font-size="14pt" officeooo:paragraph-rsid="001c1467" style:font-size-asian="24pt" style:font-size-complex="12pt"/>
    </style:style>
    <style:style style:name="P39" style:family="paragraph" style:parent-style-name="Default_20_Drawing_20_Style">
      <style:paragraph-properties fo:margin-left="0cm" fo:margin-right="0cm" fo:line-height="12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ff" loext:opacity="100%" style:font-name="Bookman Old Style" fo:font-size="14pt" officeooo:rsid="001c1467" officeooo:paragraph-rsid="001c1467" style:font-size-asian="24pt" style:font-size-complex="12pt"/>
    </style:style>
    <style:style style:name="P40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ff" loext:opacity="100%" style:font-name="Bookman Old Style" fo:font-size="12pt" style:font-size-asian="22pt" style:font-size-complex="12pt"/>
    </style:style>
    <style:style style:name="P41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ff" loext:opacity="100%" style:font-name="Bookman Old Style" fo:font-size="12pt" style:font-size-asian="24pt" style:font-size-complex="12pt"/>
    </style:style>
    <style:style style:name="P42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ff" loext:opacity="100%" style:font-name="Bookman Old Style" fo:font-size="12pt" officeooo:paragraph-rsid="001c1467" style:font-size-asian="24pt" style:font-size-complex="12pt"/>
    </style:style>
    <style:style style:name="P43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0000" loext:opacity="100%" style:font-name="Bookman Old Style" fo:font-size="10pt" officeooo:rsid="0019a693" officeooo:paragraph-rsid="0019a693" style:font-size-asian="20pt" style:font-size-complex="12pt"/>
    </style:style>
    <style:style style:name="P44" style:family="paragraph" style:parent-style-name="Default_20_Drawing_20_Style">
      <style:paragraph-properties fo:margin-left="0cm" fo:margin-right="0cm" fo:line-height="15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00000" loext:opacity="100%" style:font-name="Bookman Old Style" fo:font-size="11pt" fo:font-weight="bold" style:font-size-asian="25pt" style:font-weight-asian="bold" style:font-size-complex="12pt"/>
    </style:style>
    <style:style style:name="P45" style:family="paragraph" style:parent-style-name="Default_20_Drawing_20_Style">
      <style:paragraph-properties fo:margin-left="1.27cm" fo:margin-right="0cm" fo:line-height="150%" fo:text-indent="-1.258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00000" loext:opacity="100%" style:font-name="Bookman Old Style" fo:font-size="12pt" fo:font-weight="bold" style:font-size-asian="22pt" style:font-weight-asian="bold" style:font-size-complex="12pt"/>
    </style:style>
    <style:style style:name="P46" style:family="paragraph" style:parent-style-name="Default_20_Drawing_20_Style">
      <style:paragraph-properties fo:margin-left="1.27cm" fo:margin-right="0cm" fo:line-height="150%" fo:text-indent="-1.258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Bookman Old Style" fo:font-size="16pt" style:font-size-asian="20pt" style:font-size-complex="12pt"/>
    </style:style>
    <style:style style:name="P47" style:family="paragraph" style:parent-style-name="Default_20_Drawing_20_Style">
      <style:paragraph-properties fo:margin-left="0cm" fo:margin-right="0cm" fo:line-height="12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Bookman Old Style" fo:font-size="14pt" officeooo:paragraph-rsid="001c1467" style:font-size-asian="24pt" style:font-size-complex="12pt"/>
    </style:style>
    <style:style style:name="P48" style:family="paragraph" style:parent-style-name="Default_20_Drawing_20_Style">
      <style:paragraph-properties fo:margin-left="0cm" fo:margin-right="0cm" fo:line-height="12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Bookman Old Style" fo:font-size="14pt" style:font-size-asian="24pt" style:font-size-complex="12pt"/>
    </style:style>
    <style:style style:name="P49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Bookman Old Style" fo:font-size="12pt" style:font-size-asian="24pt" style:font-size-complex="12pt"/>
    </style:style>
    <style:style style:name="P50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Bookman Old Style" fo:font-size="12pt" officeooo:rsid="001c1467" officeooo:paragraph-rsid="001c1467" style:font-size-asian="24pt" style:font-size-complex="12pt"/>
    </style:style>
    <style:style style:name="T1" style:family="text">
      <style:text-properties fo:color="#404040" loext:opacity="100%" style:font-name="inherit" fo:font-size="12pt" fo:background-color="#f7f7f7" loext:char-shading-value="0" style:font-size-asian="12pt" style:font-size-complex="12pt"/>
    </style:style>
    <style:style style:name="T2" style:family="text">
      <style:text-properties fo:color="#404040" loext:opacity="100%" style:font-name="inherit" fo:font-size="12pt" officeooo:rsid="00171618" fo:background-color="#f7f7f7" loext:char-shading-value="0" style:font-size-asian="12pt" style:font-size-complex="12pt"/>
    </style:style>
    <style:style style:name="T3" style:family="text">
      <style:text-properties fo:color="#404040" loext:opacity="100%" style:font-name="inherit" fo:font-size="12pt" officeooo:rsid="00175918" fo:background-color="#f7f7f7" loext:char-shading-value="0" style:font-size-asian="12pt" style:font-size-complex="12pt"/>
    </style:style>
    <style:style style:name="T4" style:family="text">
      <style:text-properties fo:color="#404040" loext:opacity="100%" style:font-name="inherit" fo:font-size="12pt" officeooo:rsid="0018a303" fo:background-color="#f7f7f7" loext:char-shading-value="0" style:font-size-asian="12pt" style:font-size-complex="12pt"/>
    </style:style>
    <style:style style:name="T5" style:family="text">
      <style:text-properties fo:color="#404040" loext:opacity="100%" style:font-name="inherit" fo:font-size="12pt" officeooo:rsid="001b618e" fo:background-color="#f7f7f7" loext:char-shading-value="0" style:font-size-asian="12pt" style:font-size-complex="12pt"/>
    </style:style>
    <style:style style:name="T6" style:family="text">
      <style:text-properties fo:color="#404040" loext:opacity="100%" style:font-name="inherit" fo:font-size="12pt" officeooo:rsid="001d667c" fo:background-color="#f7f7f7" loext:char-shading-value="0" style:font-size-asian="12pt" style:font-size-complex="12pt"/>
    </style:style>
    <style:style style:name="T7" style:family="text">
      <style:text-properties fo:color="#404040" loext:opacity="100%" style:font-name="inherit" fo:font-size="12pt" fo:background-color="#ffff00" loext:char-shading-value="0" style:font-size-asian="12pt" style:font-size-complex="12pt"/>
    </style:style>
    <style:style style:name="T8" style:family="text">
      <style:text-properties fo:color="#404040" loext:opacity="100%" style:font-name="inherit" fo:font-size="12pt" officeooo:rsid="001b618e" fo:background-color="#ffff00" loext:char-shading-value="0" style:font-size-asian="12pt" style:font-size-complex="12pt"/>
    </style:style>
    <style:style style:name="T9" style:family="text">
      <style:text-properties fo:color="#404040" loext:opacity="100%" style:font-name="inherit" fo:font-size="10pt" fo:background-color="#f7f7f7" loext:char-shading-value="0" style:font-size-asian="12pt" style:font-size-complex="12pt"/>
    </style:style>
    <style:style style:name="T10" style:family="text">
      <style:text-properties fo:color="#404040" loext:opacity="100%" style:font-name="inherit" fo:font-size="10pt" fo:font-weight="bold" officeooo:rsid="00175918" fo:background-color="#f7f7f7" loext:char-shading-value="0" style:font-size-asian="12pt" style:font-weight-asian="bold" style:font-size-complex="12pt"/>
    </style:style>
    <style:style style:name="T11" style:family="text">
      <style:text-properties fo:color="#404040" loext:opacity="100%" style:font-name="inherit" fo:font-size="10pt" officeooo:rsid="001b618e" fo:background-color="#ffff00" loext:char-shading-value="0" style:font-size-asian="12pt" style:font-size-complex="12pt"/>
    </style:style>
    <style:style style:name="T12" style:family="text">
      <style:text-properties fo:color="#404040" loext:opacity="100%" style:font-name="inherit" fo:font-size="8pt" officeooo:rsid="001b618e" fo:background-color="#ffff00" loext:char-shading-value="0" style:font-size-asian="12pt" style:font-size-complex="12pt"/>
    </style:style>
    <style:style style:name="T13" style:family="text">
      <style:text-properties fo:color="#c00000" loext:opacity="100%" style:font-name="Bookman Old Style"/>
    </style:style>
    <style:style style:name="T14" style:family="text">
      <style:text-properties fo:color="#c00000" loext:opacity="100%" style:font-name="Bookman Old Style" fo:font-size="8pt" fo:font-weight="bold" fo:background-color="#f7f7f7" loext:char-shading-value="0" style:font-size-asian="22pt" style:font-weight-asian="bold" style:font-size-complex="12pt"/>
    </style:style>
    <style:style style:name="T15" style:family="text">
      <style:text-properties fo:color="#c00000" loext:opacity="100%" style:font-name="Bookman Old Style" fo:font-size="8pt" fo:font-weight="bold" officeooo:rsid="0019a693" fo:background-color="#f7f7f7" loext:char-shading-value="0" style:font-size-asian="22pt" style:font-weight-asian="bold" style:font-size-complex="12pt"/>
    </style:style>
    <style:style style:name="T16" style:family="text">
      <style:text-properties fo:color="#c00000" loext:opacity="100%" style:font-name="Bookman Old Style" fo:font-size="8pt" fo:font-weight="bold" style:font-size-asian="22pt" style:font-weight-asian="bold" style:font-size-complex="12pt"/>
    </style:style>
    <style:style style:name="T17" style:family="text">
      <style:text-properties fo:color="#c00000" loext:opacity="100%" style:font-name="Bookman Old Style" fo:font-size="12pt"/>
    </style:style>
    <style:style style:name="T18" style:family="text">
      <style:text-properties fo:color="#c00000" loext:opacity="100%" style:font-name="Bookman Old Style" fo:font-size="12pt" officeooo:rsid="001c1467"/>
    </style:style>
    <style:style style:name="T19" style:family="text">
      <style:text-properties fo:color="#c00000" loext:opacity="100%" style:font-name="Bookman Old Style" fo:font-size="10pt" fo:font-weight="bold" officeooo:rsid="00175918" fo:background-color="#f7f7f7" loext:char-shading-value="0" style:font-size-asian="12pt" style:font-weight-asian="bold" style:font-size-complex="12pt"/>
    </style:style>
    <style:style style:name="T20" style:family="text">
      <style:text-properties fo:color="#c00000" loext:opacity="100%" style:font-name="Bookman Old Style" officeooo:rsid="0019a693"/>
    </style:style>
    <style:style style:name="T21" style:family="text">
      <style:text-properties fo:color="#c00000" loext:opacity="100%" style:font-name="Bookman Old Style" fo:font-size="11pt" fo:font-weight="bold" style:font-weight-asian="bold"/>
    </style:style>
    <style:style style:name="T22" style:family="text">
      <style:text-properties fo:color="#c00000" loext:opacity="100%" style:font-name="Bookman Old Style" fo:font-size="11pt" fo:font-weight="bold" officeooo:rsid="0019a693" style:font-weight-asian="bold"/>
    </style:style>
    <style:style style:name="T23" style:family="text">
      <style:text-properties fo:color="#000000" loext:opacity="100%" style:font-name="Bookman Old Style"/>
    </style:style>
    <style:style style:name="T24" style:family="text">
      <style:text-properties fo:color="#000000" loext:opacity="100%" style:font-name="Bookman Old Style" fo:font-size="20pt" style:font-size-asian="20pt"/>
    </style:style>
    <style:style style:name="T25" style:family="text">
      <style:text-properties fo:color="#000000" loext:opacity="100%" style:font-name="Bookman Old Style" fo:font-size="20pt" fo:font-weight="bold" officeooo:rsid="00175918" fo:background-color="#f7f7f7" loext:char-shading-value="0" style:font-size-asian="20pt" style:font-weight-asian="bold" style:font-size-complex="12pt"/>
    </style:style>
    <style:style style:name="T26" style:family="text">
      <style:text-properties fo:color="#000000" loext:opacity="100%" style:font-name="Bookman Old Style" fo:font-size="14pt" style:font-size-asian="20pt" style:font-size-complex="12pt"/>
    </style:style>
    <style:style style:name="T27" style:family="text">
      <style:text-properties fo:color="#000000" loext:opacity="100%" style:font-name="Bookman Old Style" fo:font-size="12pt"/>
    </style:style>
    <style:style style:name="T28" style:family="text">
      <style:text-properties fo:color="#000000" loext:opacity="100%" style:font-name="Bookman Old Style" fo:font-size="12pt" style:font-size-asian="24pt" style:font-size-complex="12pt"/>
    </style:style>
    <style:style style:name="T29" style:family="text">
      <style:text-properties fo:color="#000000" loext:opacity="100%" style:font-name="Bookman Old Style" fo:font-size="12pt" officeooo:rsid="001c1467" style:font-size-asian="24pt" style:font-size-complex="12pt"/>
    </style:style>
    <style:style style:name="T30" style:family="text">
      <style:text-properties fo:color="#000000" loext:opacity="100%" style:font-name="Bookman Old Style" fo:font-size="10pt"/>
    </style:style>
    <style:style style:name="T31" style:family="text">
      <style:text-properties fo:color="#000000" loext:opacity="100%" style:font-name="Bookman Old Style" fo:font-size="10pt" style:font-size-asian="20pt" style:font-size-complex="12pt"/>
    </style:style>
    <style:style style:name="T32" style:family="text">
      <style:text-properties fo:color="#000000" loext:opacity="100%" style:font-name="Bookman Old Style" fo:font-size="10pt" officeooo:rsid="0019a693" style:font-size-asian="20pt" style:font-size-complex="12pt"/>
    </style:style>
    <style:style style:name="T33" style:family="text">
      <style:text-properties fo:color="#000000" loext:opacity="100%" style:font-name="Bookman Old Style" fo:font-size="10pt" officeooo:rsid="0019a693"/>
    </style:style>
    <style:style style:name="T34" style:family="text">
      <style:text-properties fo:color="#000000" loext:opacity="100%" style:font-name="Bookman Old Style" fo:font-style="italic" style:font-style-asian="italic" style:font-style-complex="italic"/>
    </style:style>
    <style:style style:name="T35" style:family="text">
      <style:text-properties fo:color="#000000" loext:opacity="100%" style:font-name="Bookman Old Style" fo:font-style="normal" style:font-style-asian="normal" style:font-style-complex="normal"/>
    </style:style>
    <style:style style:name="T36" style:family="text">
      <style:text-properties fo:color="#0000ff" loext:opacity="100%" style:font-name="Bookman Old Style"/>
    </style:style>
    <style:style style:name="T37" style:family="text">
      <style:text-properties fo:color="#0000ff" loext:opacity="100%" style:font-name="Bookman Old Style" fo:font-size="12pt"/>
    </style:style>
    <style:style style:name="T38" style:family="text">
      <style:text-properties fo:color="#0000ff" loext:opacity="100%" style:font-name="Bookman Old Style" fo:font-size="12pt" fo:font-weight="bold" officeooo:rsid="00175918" fo:background-color="#f7f7f7" loext:char-shading-value="0" style:font-size-asian="22pt" style:font-weight-asian="bold" style:font-size-complex="12pt"/>
    </style:style>
    <style:style style:name="T39" style:family="text">
      <style:text-properties fo:color="#0000ff" loext:opacity="100%" style:font-name="Bookman Old Style" officeooo:rsid="0019a693"/>
    </style:style>
    <style:style style:name="T40" style:family="text">
      <style:text-properties fo:color="#0000ff" loext:opacity="100%" style:font-name="Bookman Old Style" fo:font-size="11pt"/>
    </style:style>
    <style:style style:name="T41" style:family="text">
      <style:text-properties fo:color="#0000ff" loext:opacity="100%" style:font-name="Bookman Old Style" fo:font-size="11pt" officeooo:rsid="0019a693"/>
    </style:style>
    <style:style style:name="T42" style:family="text">
      <style:text-properties fo:color="#0000ff" loext:opacity="100%" style:font-name="Bookman Old Style" officeooo:rsid="001c1467"/>
    </style:style>
    <style:style style:name="T43" style:family="text">
      <style:text-properties fo:color="#ff0000" loext:opacity="100%" style:font-name="Bookman Old Style" fo:font-size="11pt"/>
    </style:style>
    <style:style style:name="T44" style:family="text">
      <style:text-properties officeooo:rsid="001b618e"/>
    </style:style>
    <style:style style:name="T45" style:family="text">
      <style:text-properties fo:color="#00cc00" loext:opacity="100%" style:font-name="Bookman Old Style" fo:font-size="12pt"/>
    </style:style>
    <style:style style:name="T46" style:family="text">
      <style:text-properties fo:color="#00cc00" loext:opacity="100%" style:font-name="Bookman Old Style" fo:font-size="12pt" officeooo:rsid="001c14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27"/>
      <text:p text:style-name="P16"><text:span text:style-name="T33">F</text:span><text:span text:style-name="T30">ollow the steps given below to create a group and a user in that group:</text:span></text:p>
      <text:p text:style-name="P15"/>
      <text:p text:style-name="P30">$ clear </text:p>
      <text:p text:style-name="P13"><text:span text:style-name="T13">$ sudo addgroup <text:s/></text:span><text:span text:style-name="T20">hadoop</text:span><text:span text:style-name="T13">group</text:span></text:p>
      <text:p text:style-name="P13"><text:span text:style-name="T36">$ sudo adduser –ingroup </text:span><text:span text:style-name="T39">hadoop</text:span><text:span text:style-name="T36">group </text:span><text:span text:style-name="T39">hadoop</text:span><text:span text:style-name="T36">user</text:span></text:p>
      <text:p text:style-name="P31">To give permission to group</text:p>
      <text:p text:style-name="P34">$sudo gedit /etc/sudoers <text:s/>- will open a file...in that...</text:p>
      <text:p text:style-name="P32"/>
      <text:p text:style-name="P32">Add the following line (after %sudo ALL=(ALL:ALL) ALL)</text:p>
      <text:p text:style-name="P43">%hadoopgroup <text:s/>ALL=(ALL:ALL) ALL <text:s/></text:p>
      <text:p text:style-name="P43"/>
      <text:p text:style-name="P23"><text:span text:style-name="T37">Change the user </text:span><text:span text:style-name="T17">form existing user</text:span><text:span text:style-name="T37">… to hadoopuser</text:span></text:p>
      <text:p text:style-name="P44">LOGOUT of the present user </text:p>
      <text:p text:style-name="P21"><text:span text:style-name="T43">LOGIN with the newly created user</text:span><text:span text:style-name="T40"> “</text:span><text:span text:style-name="T41">hadoopu</text:span><text:span text:style-name="T40">ser”</text:span></text:p>
      <text:p text:style-name="P22"><text:tab/></text:p>
      <text:p text:style-name="P35">After this, if you type pwd, we should get <text:s/></text:p>
      <text:p text:style-name="P21"><text:span text:style-name="T40"><text:s text:c="3"/></text:span><text:span text:style-name="T21">$</text:span><text:span text:style-name="T22">hadoop</text:span><text:span text:style-name="T21">user@ .......</text:span></text:p>
      <text:p text:style-name="P28"/>
      <text:p text:style-name="Standard"><text:span text:style-name="T44">1. </text:span>sudo apt update</text:p>
      <text:p text:style-name="Standard"/>
      <text:p text:style-name="Standard"><text:span text:style-name="T44">2. </text:span>sudo apt install openjdk-8-jdk -y</text:p>
      <text:p text:style-name="Standard"/>
      <text:p text:style-name="Standard"><text:span text:style-name="T44">3. </text:span>java -version; javac -version</text:p>
      <text:p text:style-name="Standard"/>
      <text:p text:style-name="Standard"><text:span text:style-name="T44">4. </text:span>sudo apt install openssh-server openssh-client -y</text:p>
      <text:p text:style-name="P1"/>
      <text:p text:style-name="P1"><text:span text:style-name="T44">5. </text:span>sudo apt-get install vsftpd</text:p>
      <text:p text:style-name="P1"><text:span text:style-name="HTML_20_Code"><text:span text:style-name="T1"/></text:span></text:p>
      <text:p text:style-name="P1"><text:span text:style-name="HTML_20_Code"><text:span text:style-name="T5">6. </text:span></text:span><text:span text:style-name="HTML_20_Code"><text:span text:style-name="T1">ssh-keygen -t rsa -P '' -f ~/.ssh/id_rsa</text:span></text:span></text:p>
      <text:p text:style-name="P1"><text:span text:style-name="HTML_20_Code"><text:span text:style-name="T1"/></text:span></text:p>
      <text:p text:style-name="P1"><text:span text:style-name="HTML_20_Code"><text:span text:style-name="T5">7. </text:span></text:span><text:span text:style-name="HTML_20_Code"><text:span text:style-name="T1">cat ~/.ssh/id_rsa.pub &gt;&gt; ~/.ssh/authorized_keys</text:span></text:span></text:p>
      <text:p text:style-name="P1"><text:span text:style-name="HTML_20_Code"><text:span text:style-name="T1"/></text:span></text:p>
      <text:p text:style-name="P1"><text:span text:style-name="HTML_20_Code"><text:span text:style-name="T5">8. </text:span></text:span><text:span text:style-name="HTML_20_Code"><text:span text:style-name="T1">chmod 0600 ~/.ssh/authorized_keys</text:span></text:span></text:p>
      <text:p text:style-name="P1"><text:span text:style-name="HTML_20_Code"><text:span text:style-name="T1"/></text:span></text:p>
      <text:p text:style-name="P1"><text:span text:style-name="HTML_20_Code"><text:span text:style-name="T5">9. </text:span></text:span><text:span text:style-name="HTML_20_Code"><text:span text:style-name="T1">ssh localhost </text:span></text:span></text:p>
      <text:p text:style-name="P1"><text:span text:style-name="HTML_20_Code"><text:span text:style-name="T1"/></text:span></text:p>
      <text:p text:style-name="P1"><text:span text:style-name="HTML_20_Code"><text:span text:style-name="T5">10. </text:span></text:span><text:span text:style-name="HTML_20_Code"><text:span text:style-name="T1">wget </text:span></text:span><text:a xlink:type="simple" xlink:href="https://downloads.apache.org/hadoop/common/hadoop-3.3.4/hadoop-3.3.4.tar.gz" text:style-name="Internet_20_link" text:visited-style-name="Visited_20_Internet_20_Link"><text:span text:style-name="HTML_20_Code">https://downloads.apache.org/hadoop/common/hadoop-3.3.4/hadoop-3.3.4.tar.gz</text:span></text:a></text:p>
      <text:p text:style-name="P1"><text:span text:style-name="HTML_20_Code"><text:span text:style-name="T1"/></text:span></text:p>
      <text:p text:style-name="P1"><text:span text:style-name="HTML_20_Code"><text:span text:style-name="T5">11. </text:span></text:span><text:span text:style-name="HTML_20_Code"><text:span text:style-name="T1">tar xzf hadoop-3.3.4.tar.gz</text:span></text:span></text:p>
      <text:p text:style-name="P1"><text:span text:style-name="HTML_20_Code"><text:span text:style-name="T1"/></text:span></text:p>
      <text:p text:style-name="P2"><text:span text:style-name="HTML_20_Code"><text:span text:style-name="T5"/></text:span></text:p>
      <text:p text:style-name="P2"><text:span text:style-name="HTML_20_Code"><text:span text:style-name="T5"/></text:span></text:p>
      <text:p text:style-name="P2"><text:span text:style-name="HTML_20_Code"><text:span text:style-name="T5"/></text:span></text:p>
      <text:p text:style-name="P2"><text:span text:style-name="HTML_20_Code"><text:span text:style-name="T5"/></text:span></text:p>
      <text:p text:style-name="P2"><text:span text:style-name="HTML_20_Code"><text:span text:style-name="T5"/></text:span></text:p>
      <text:p text:style-name="P2"><text:span text:style-name="HTML_20_Code"><text:span text:style-name="T5"/></text:span></text:p>
      <text:p text:style-name="P2"><text:span text:style-name="HTML_20_Code"><text:span text:style-name="T5"/></text:span></text:p>
      <text:p text:style-name="P2"><text:soft-page-break/><text:span text:style-name="HTML_20_Code"><text:span text:style-name="T5">12. </text:span></text:span><text:span text:style-name="HTML_20_Code"><text:span text:style-name="T1">sudo nano .bashrc <text:s/></text:span></text:span></text:p>
      <text:p text:style-name="P25"><text:span text:style-name="HTML_20_Code"><text:span text:style-name="T4">paste</text:span></text:span></text:p>
      <text:p text:style-name="P25"><text:span text:style-name="HTML_20_Code"><text:span text:style-name="T4"/></text:span></text:p>
      <text:p text:style-name="P2"><text:span text:style-name="HTML_20_Code"><text:span text:style-name="T1">#Hadoop Related Options</text:span></text:span></text:p>
      <text:p text:style-name="P2">export JAVA_HOME=/usr/lib/jvm/java-8-openjdk-amd64</text:p>
      <text:p text:style-name="P2"><text:span text:style-name="HTML_20_Code"><text:span text:style-name="T1">export HADOOP_HOME=/home/</text:span></text:span><text:span text:style-name="HTML_20_Code"><text:span text:style-name="T7">h</text:span></text:span><text:span text:style-name="HTML_20_Code"><text:span text:style-name="T8">adoop</text:span></text:span><text:span text:style-name="HTML_20_Code"><text:span text:style-name="T7">user</text:span></text:span><text:span text:style-name="HTML_20_Code"><text:span text:style-name="T1">/hadoop-3.3.4 <text:s text:c="2"/></text:span></text:span><text:span text:style-name="HTML_20_Code"><text:span text:style-name="T6"># </text:span></text:span><text:span text:style-name="HTML_20_Code"><text:span text:style-name="T11">s</text:span></text:span><text:span text:style-name="HTML_20_Code"><text:span text:style-name="T12">hould be your username</text:span></text:span></text:p>
      <text:p text:style-name="P2"><text:span text:style-name="HTML_20_Code"><text:span text:style-name="T1">export HADOOP_INSTALL=$HADOOP_HOME</text:span></text:span></text:p>
      <text:p text:style-name="P2"><text:span text:style-name="HTML_20_Code"><text:span text:style-name="T1">export HADOOP_MAPRED_HOME=$HADOOP_HOME</text:span></text:span></text:p>
      <text:p text:style-name="P2"><text:span text:style-name="HTML_20_Code"><text:span text:style-name="T1">export HADOOP_COMMON_HOME=$HADOOP_HOME</text:span></text:span></text:p>
      <text:p text:style-name="P2"><text:span text:style-name="HTML_20_Code"><text:span text:style-name="T1">export HADOOP_HDFS_HOME=$HADOOP_HOME</text:span></text:span></text:p>
      <text:p text:style-name="P2"><text:span text:style-name="HTML_20_Code"><text:span text:style-name="T1">export YARN_HOME=$HADOOP_HOME</text:span></text:span></text:p>
      <text:p text:style-name="P2"><text:span text:style-name="HTML_20_Code"><text:span text:style-name="T1">export HADOOP_COMMON_LIB_NATIVE_DIR=$HADOOP_HOME/lib/native</text:span></text:span></text:p>
      <text:p text:style-name="P2"><text:span text:style-name="HTML_20_Code"><text:span text:style-name="T1">export PATH=$PATH:$HADOOP_HOME/sbin:$HADOOP_HOME/bin</text:span></text:span></text:p>
      <text:p text:style-name="P2"><text:span text:style-name="HTML_20_Code"><text:span text:style-name="T1">export HADOOP_OPTS="-Djava.library.path=$HADOOP_HOME/lib/native"</text:span></text:span></text:p>
      <text:p text:style-name="P2"><text:span text:style-name="HTML_20_Code"><text:span text:style-name="T1"/></text:span></text:p>
      <text:p text:style-name="P2"><text:span text:style-name="HTML_20_Code"><text:span text:style-name="T1">source ~/.bashrc </text:span></text:span></text:p>
      <text:p text:style-name="P2"><text:span text:style-name="HTML_20_Code"><text:span text:style-name="T1"/></text:span></text:p>
      <text:p text:style-name="P2"><text:span text:style-name="HTML_20_Code"><text:span text:style-name="T9"/></text:span></text:p>
      <text:p text:style-name="P4"><text:span text:style-name="HTML_20_Code"><text:span text:style-name="T15">Ju</text:span></text:span><text:span text:style-name="HTML_20_Code"><text:span text:style-name="T14">st verify, whether everything is done </text:span></text:span><text:span text:style-name="T16">properly or not , to check the path settings are reflected or not.</text:span></text:p>
      <text:p text:style-name="P46">$ echo $JAVA_HOME</text:p>
      <text:p text:style-name="P46">$ echo $HADOOP_HOME</text:p>
      <text:p text:style-name="P46">$ echo $PATH </text:p>
      <text:p text:style-name="P45">Now, Check whether Hadoop is working or not. (Just like Java -version)</text:p>
      <text:p text:style-name="P3"><text:span text:style-name="T26">$ hadoop version</text:span><text:span text:style-name="T24"> </text:span></text:p>
      <text:p text:style-name="P24"><text:span text:style-name="HTML_20_Code"><text:span text:style-name="T2">As we are executing standard wordcount file in java...we have to copy that file to current directory</text:span></text:span></text:p>
      <text:p text:style-name="P6"><text:span text:style-name="HTML_20_Code"><text:span text:style-name="T2">cp ./hadoop-3.3.4/share/hadoop/mapreduce/hadoop-mapreduce-examples-3.3.4.jar . </text:span></text:span><text:span text:style-name="HTML_20_Code"><text:span text:style-name="T3">(after jar space dot represents current directory)</text:span></text:span></text:p>
      <text:p text:style-name="P5"><text:span text:style-name="HTML_20_Code"><text:span text:style-name="T25"><text:tab/></text:span></text:span><text:span text:style-name="T31">This command copies the examples into present working directory i.e. </text:span><text:span text:style-name="T32">your_</text:span><text:span text:style-name="T31">user </text:span><text:span text:style-name="T32">name</text:span></text:p>
      <text:p text:style-name="P36">$ ls –lrt</text:p>
      <text:p text:style-name="P11"><text:soft-page-break/><text:span text:style-name="HTML_20_Code"><text:span text:style-name="T38">Now, we will execute wordcount program.</text:span></text:span></text:p>
      <text:p text:style-name="P14"/>
      <text:p text:style-name="P40">For this, we need input directory, from which the input will be taken by the program. </text:p>
      <text:p text:style-name="P14"/>
      <text:p text:style-name="P40">And output will be written to another directory.</text:p>
      <text:p text:style-name="P14"/>
      <text:p text:style-name="P40">So First create a directory named as input_dir and copy some text files into this directory. </text:p>
      <text:p text:style-name="P14"/>
      <text:p text:style-name="P37">$ mkdir input_dir</text:p>
      <text:p text:style-name="P47">$ cp $HADOOP_HOME/*.txt input_dir</text:p>
      <text:p text:style-name="P38">$ cd input_dir</text:p>
      <text:p text:style-name="P47">$ ls –lrt</text:p>
      <text:p text:style-name="P9"><text:span text:style-name="T36">$ cd .. //to come to </text:span><text:span text:style-name="T42">hadoop</text:span><text:span text:style-name="T36">user</text:span></text:p>
      <text:p text:style-name="P38"/>
      <text:p text:style-name="P33">Now, use the following command to execute the program </text:p>
      <text:p text:style-name="P17"/>
      <text:p text:style-name="P17"/>
      <text:p text:style-name="P19"><text:span text:style-name="T27">$ hadoop jar hadoop-mapreduce-examples-2.7.2.jar </text:span><text:span text:style-name="T37">wordcount</text:span><text:span text:style-name="T27"> </text:span><text:span text:style-name="T17">input_dir</text:span><text:span text:style-name="T27"> </text:span><text:span text:style-name="T45">output_dir</text:span></text:p>
      <text:p text:style-name="P29"/>
      <text:p text:style-name="P39">or</text:p>
      <text:p text:style-name="P39">$ mkdir input1</text:p>
      <text:p text:style-name="P10"><text:span text:style-name="T23">$ cp </text:span><text:span text:style-name="T34">/</text:span><text:span text:style-name="T35">home/hadoopuser/Downloads/example.txt input1</text:span></text:p>
      <text:p text:style-name="P37">$ cd input_dir</text:p>
      <text:p text:style-name="P48">$ ls –lrt</text:p>
      <text:p text:style-name="P8"><text:span text:style-name="T36">$ cd .. //to come to </text:span><text:span text:style-name="T42">hadoop</text:span><text:span text:style-name="T36">user</text:span></text:p>
      <text:p text:style-name="P33">Now, use the following command to execute the program </text:p>
      <text:p text:style-name="P18"/>
      <text:p text:style-name="P18"/>
      <text:p text:style-name="P20"><text:span text:style-name="T27">$ hadoop jar hadoop-mapreduce-examples-2.7.2.jar </text:span><text:span text:style-name="T37">wordcount</text:span><text:span text:style-name="T27"> </text:span><text:span text:style-name="T17">input</text:span><text:span text:style-name="T18">1 </text:span><text:span text:style-name="T45">output</text:span><text:span text:style-name="T46">1</text:span></text:p>
      <text:p text:style-name="P11"><text:span text:style-name="HTML_20_Code"><text:span text:style-name="T19">To see the output</text:span></text:span></text:p>
      <text:p text:style-name="P49">$ cd output_dir</text:p>
      <text:p text:style-name="P41">$ ls –lrt</text:p>
      <text:p text:style-name="P49">$ cat part-r-00000</text:p>
      <text:p text:style-name="P50">or</text:p>
      <text:p text:style-name="P12"><text:span text:style-name="T28">$ cd output</text:span><text:span text:style-name="T29">1</text:span></text:p>
      <text:p text:style-name="P42">$ ls –lrt</text:p>
      <text:p text:style-name="P50">$ cat part-r-00000</text:p>
      <text:p text:style-name="P7"><text:soft-page-break/><text:span text:style-name="HTML_20_Code"><text:span text:style-name="T10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ookman Old Style" svg:font-family="'Bookman Old Style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MS PGothic" svg:font-family="'MS PGothic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inherit" svg:font-family="inheri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Default_20_Drawing_20_Style" style:display-name="Default Drawing Style" style:family="paragraph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loext:opacity="100%" style:text-outline="false" style:text-line-through-style="none" style:text-line-through-type="none" style:font-name="MS PGothic" fo:font-family="'MS PGothic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loext:opacity="100%" style:text-outline="false" style:text-line-through-style="none" style:text-line-through-type="none" style:font-name="MS PGothic" fo:font-family="'MS P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loext:opacity="100%" style:text-outline="false" style:text-line-through-style="none" style:text-line-through-type="none" style:font-name="MS PGothic" fo:font-family="'MS P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203cm" fo:margin-bottom="0cm" style:contextual-spacing="false" fo:line-height="100%" fo:text-align="start" style:justify-single-word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96464" loext:opacity="100%" style:text-outline="false" style:text-line-through-style="none" style:text-line-through-type="none" style:font-name="MS PGothic" fo:font-family="'MS PGothic'" style:font-family-generic="roman" style:font-pitch="variable" fo:font-size="4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margin-top="0.203cm" fo:margin-bottom="0cm" style:contextual-spacing="false" fo:line-height="100%" fo:text-align="center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font-name="MS PGothic" fo:font-family="'MS PGothic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font-name="MS PGothic" fo:font-family="'MS PGothic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203cm" fo:margin-bottom="0cm" style:contextual-spacing="false" fo:line-height="100%" fo:text-align="start" style:justify-single-word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le1_7e_LT_7e_Gliederung_20_1" style:display-name="Title1~LT~Gliederung 1" style:family="paragraph">
      <style:paragraph-properties fo:margin-top="0.203cm" fo:margin-bottom="0cm" style:contextual-spacing="false" fo:line-height="100%" fo:text-align="start" style:justify-single-word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96464" loext:opacity="100%" style:text-outline="false" style:text-line-through-style="none" style:text-line-through-type="none" style:font-name="MS PGothic" fo:font-family="'MS PGothic'" style:font-family-generic="roma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>
      <style:paragraph-properties fo:margin-top="0.203cm" fo:margin-bottom="0cm" style:contextual-spacing="false" fo:line-height="100%" fo:text-align="center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1_7e_LT_7e_Hintergrund" style:display-name="Title1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2_7e_LT_7e_Gliederung_20_1" style:display-name="Title2~LT~Gliederung 1" style:family="paragraph">
      <style:paragraph-properties fo:margin-top="0.203cm" fo:margin-bottom="0cm" style:contextual-spacing="false" fo:line-height="100%" fo:text-align="start" style:justify-single-word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96464" loext:opacity="100%" style:text-outline="false" style:text-line-through-style="none" style:text-line-through-type="none" style:font-name="MS PGothic" fo:font-family="'MS PGothic'" style:font-family-generic="roma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>
      <style:paragraph-properties fo:margin-top="0.203cm" fo:margin-bottom="0cm" style:contextual-spacing="false" fo:line-height="100%" fo:text-align="center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2_7e_LT_7e_Hintergrund" style:display-name="Title2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3_7e_LT_7e_Gliederung_20_1" style:display-name="Title3~LT~Gliederung 1" style:family="paragraph">
      <style:paragraph-properties fo:margin-top="0.203cm" fo:margin-bottom="0cm" style:contextual-spacing="false" fo:line-height="100%" fo:text-align="start" style:justify-single-word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Titel" style:display-name="Title3~LT~Titel" style:family="paragraph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96464" loext:opacity="100%" style:text-outline="false" style:text-line-through-style="none" style:text-line-through-type="none" style:font-name="MS PGothic" fo:font-family="'MS PGothic'" style:font-family-generic="roma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>
      <style:paragraph-properties fo:margin-top="0.203cm" fo:margin-bottom="0cm" style:contextual-spacing="false" fo:line-height="100%" fo:text-align="center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3_7e_LT_7e_Hintergrund" style:display-name="Title3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4_7e_LT_7e_Gliederung_20_1" style:display-name="Title4~LT~Gliederung 1" style:family="paragraph">
      <style:paragraph-properties fo:margin-top="0.203cm" fo:margin-bottom="0cm" style:contextual-spacing="false" fo:line-height="100%" fo:text-align="start" style:justify-single-word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Titel" style:display-name="Title4~LT~Titel" style:family="paragraph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96464" loext:opacity="100%" style:text-outline="false" style:text-line-through-style="none" style:text-line-through-type="none" style:font-name="MS PGothic" fo:font-family="'MS PGothic'" style:font-family-generic="roma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>
      <style:paragraph-properties fo:margin-top="0.203cm" fo:margin-bottom="0cm" style:contextual-spacing="false" fo:line-height="100%" fo:text-align="center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4_7e_LT_7e_Notizen" style:display-name="Title4~LT~Notizen" style:family="paragraph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4_7e_LT_7e_Hintergrund" style:display-name="Title4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10:35:07.639394140</meta:creation-date>
    <dc:date>2023-04-08T12:33:07.313318309</dc:date>
    <meta:editing-duration>PT37M6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4" meta:paragraph-count="76" meta:word-count="399" meta:character-count="2902" meta:non-whitespace-character-count="2552"/>
  </office:meta>
</office:document-meta>
</file>